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92cm" fo:margin-left="0cm" fo:margin-top="0cm" fo:margin-bottom="0cm" table:align="left" style:writing-mode="lr-tb"/>
    </style:style>
    <style:style style:name="Table1.A" style:family="table-column">
      <style:table-column-properties style:column-width="1.99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1.931cm"/>
    </style:style>
    <style:style style:name="Table1.D" style:family="table-column">
      <style:table-column-properties style:column-width="2.238cm"/>
    </style:style>
    <style:style style:name="Table1.E" style:family="table-column">
      <style:table-column-properties style:column-width="2.053cm"/>
    </style:style>
    <style:style style:name="Table1.F" style:family="table-column">
      <style:table-column-properties style:column-width="3.9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492cm" fo:margin-left="0cm" fo:margin-top="0cm" fo:margin-bottom="0cm" table:align="left" style:writing-mode="lr-tb"/>
    </style:style>
    <style:style style:name="Table3.A" style:family="table-column">
      <style:table-column-properties style:column-width="1.99cm"/>
    </style:style>
    <style:style style:name="Table3.B" style:family="table-column">
      <style:table-column-properties style:column-width="3.321cm"/>
    </style:style>
    <style:style style:name="Table3.C" style:family="table-column">
      <style:table-column-properties style:column-width="1.931cm"/>
    </style:style>
    <style:style style:name="Table3.D" style:family="table-column">
      <style:table-column-properties style:column-width="2.238cm"/>
    </style:style>
    <style:style style:name="Table3.E" style:family="table-column">
      <style:table-column-properties style:column-width="2.053cm"/>
    </style:style>
    <style:style style:name="Table3.F" style:family="table-column">
      <style:table-column-properties style:column-width="3.95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margin-top="0cm" fo:margin-bottom="0cm" loext:contextual-spacing="false" fo:line-height="100%">
        <style:tab-stops/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>
        <style:tab-stops/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d620d" officeooo:paragraph-rsid="000d620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ef9c7" officeooo:paragraph-rsid="000ef9c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f27cb" officeooo:paragraph-rsid="000f27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f27cb" officeooo:paragraph-rsid="0014e11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feacf" officeooo:paragraph-rsid="000feacf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0175d" officeooo:paragraph-rsid="0010175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0175d" officeooo:paragraph-rsid="0014e11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2a0c8" officeooo:paragraph-rsid="0012a0c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2a0c8" officeooo:paragraph-rsid="0014e11d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1b6a10" officeooo:paragraph-rsid="001b6a1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c4e53" officeooo:paragraph-rsid="001c4e53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0d620d" officeooo:paragraph-rsid="000d620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0ef9c7" officeooo:paragraph-rsid="000ef9c7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0ef9c7" officeooo:paragraph-rsid="001c4e53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feacf" officeooo:paragraph-rsid="000feacf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e2f7d" officeooo:paragraph-rsid="001e2f7d"/>
    </style:style>
    <style:style style:name="P22" style:family="paragraph" style:parent-style-name="Title" style:master-page-name="Standard">
      <style:paragraph-properties fo:text-align="center" style:justify-single-word="false" style:page-number="auto"/>
    </style:style>
    <style:style style:name="P23" style:family="paragraph" style:parent-style-name="List_20_Paragraph" style:list-style-name="WWNum2"/>
    <style:style style:name="P24" style:family="paragraph" style:parent-style-name="List_20_Paragraph" style:list-style-name="WWNum4">
      <style:text-properties officeooo:rsid="0019fb30" officeooo:paragraph-rsid="0019fb30"/>
    </style:style>
    <style:style style:name="P25" style:family="paragraph" style:parent-style-name="List_20_Paragraph" style:list-style-name="WWNum4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a0918" officeooo:paragraph-rsid="000d620d"/>
    </style:style>
    <style:style style:name="P26" style:family="paragraph" style:parent-style-name="List_20_Paragraph" style:list-style-name="WWNum4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9fb30" officeooo:paragraph-rsid="001b6a10"/>
    </style:style>
    <style:style style:name="T1" style:family="text">
      <style:text-properties officeooo:rsid="001257a2"/>
    </style:style>
    <style:style style:name="T2" style:family="text">
      <style:text-properties officeooo:rsid="000a0918"/>
    </style:style>
    <style:style style:name="T3" style:family="text">
      <style:text-properties officeooo:rsid="001b6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« Visualisation augmentée de données tabulaires»</text:p>
      <text:h text:style-name="Heading_20_1" text:outline-level="1">Fiches d’itération n<text:span text:style-name="T2">°3</text:span> d<text:span text:style-name="T2">u 23 janvier</text:span> au <text:span text:style-name="T2">30 janvier</text:span></text:h>
      <text:p text:style-name="Standard"/>
      <text:p text:style-name="Standard">Objectifs :</text:p>
      <text:list xml:id="list4180938065" text:style-name="WWNum4">
        <text:list-item>
          <text:p text:style-name="P24">Travailler sur la mise en place du système de couleurs</text:p>
        </text:list-item>
        <text:list-item>
          <text:p text:style-name="P24">Implémenter un tableau à l’aide de QTableView</text:p>
        </text:list-item>
      </text:list>
      <text:p text:style-name="Standard">Tâches à réaliser :<text:bookmark text:name="_GoBack"/></text:p>
      <text:list xml:id="list3633772295" text:style-name="WWNum2">
        <text:list-item>
          <text:p text:style-name="P23">…</text:p>
        </text:list-item>
      </text:list>
      <text:p text:style-name="P14">Fiche prévisionnel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Acteur</text:p>
          </table:table-cell>
          <table:table-cell table:style-name="Table1.A1" office:value-type="string">
            <text:p text:style-name="P3">Tâches</text:p>
          </table:table-cell>
          <table:table-cell table:style-name="Table1.A1" office:value-type="string">
            <text:p text:style-name="P3">Début</text:p>
          </table:table-cell>
          <table:table-cell table:style-name="Table1.A1" office:value-type="string">
            <text:p text:style-name="P3">Fin prévue</text:p>
          </table:table-cell>
          <table:table-cell table:style-name="Table1.A1" office:value-type="string">
            <text:p text:style-name="P3">Fin réelle</text:p>
          </table:table-cell>
          <table:table-cell table:style-name="Table1.A1" office:value-type="string">
            <text:p text:style-name="P3">Commentaires</text:p>
          </table:table-cell>
        </table:table-row>
        <table:table-row table:style-name="Table1.1">
          <table:table-cell table:style-name="Table1.A1" office:value-type="string">
            <text:p text:style-name="P4">Johan</text:p>
          </table:table-cell>
          <table:table-cell table:style-name="Table1.A1" office:value-type="string">
            <text:list xml:id="list91917706948685" text:continue-list="list4180938065" text:style-name="WWNum4">
              <text:list-header>
                <text:p text:style-name="P26">Travailler sur la mise en place du système de couleurs</text:p>
              </text:list-header>
            </text:list>
          </table:table-cell>
          <table:table-cell table:style-name="Table1.A1" office:value-type="string">
            <text:p text:style-name="P5"><text:span text:style-name="T3">30</text:span>/01</text:p>
          </table:table-cell>
          <table:table-cell table:style-name="Table1.A1" office:value-type="string">
            <text:p text:style-name="P5"><text:span text:style-name="T3">03</text:span>/0<text:span text:style-name="T3">2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5">Pierre</text:p>
            <text:p text:style-name="P15">Johan</text:p>
          </table:table-cell>
          <table:table-cell table:style-name="Table1.A1" office:value-type="string">
            <text:list xml:id="list91916853868356" text:continue-numbering="true" text:style-name="WWNum4">
              <text:list-header>
                <text:p text:style-name="P26">Implémenter un tableau à l’aide de QTableView</text:p>
              </text:list-header>
            </text:list>
          </table:table-cell>
          <table:table-cell table:style-name="Table1.A1" office:value-type="string">
            <text:p text:style-name="P8"><text:span text:style-name="T3">30</text:span>/01</text:p>
          </table:table-cell>
          <table:table-cell table:style-name="Table1.A1" office:value-type="string">
            <text:p text:style-name="P8"><text:span text:style-name="T3">05</text:span>/0<text:span text:style-name="T3">2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/>
          </table:table-cell>
        </table:table-row>
      </table:table>
      <text:p text:style-name="Standard"/>
      <text:p text:style-name="P14">Fiche réel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Acteur</text:p>
          </table:table-cell>
          <table:table-cell table:style-name="Table3.A1" office:value-type="string">
            <text:p text:style-name="P3">Tâches</text:p>
          </table:table-cell>
          <table:table-cell table:style-name="Table3.A1" office:value-type="string">
            <text:p text:style-name="P3">Début</text:p>
          </table:table-cell>
          <table:table-cell table:style-name="Table3.A1" office:value-type="string">
            <text:p text:style-name="P3">Fin prévue</text:p>
          </table:table-cell>
          <table:table-cell table:style-name="Table3.A1" office:value-type="string">
            <text:p text:style-name="P3">Fin réelle</text:p>
          </table:table-cell>
          <table:table-cell table:style-name="Table3.A1" office:value-type="string">
            <text:p text:style-name="P3">Commentaires</text:p>
          </table:table-cell>
        </table:table-row>
        <table:table-row table:style-name="Table3.1">
          <table:table-cell table:style-name="Table3.A1" office:value-type="string">
            <text:p text:style-name="P4">Johan</text:p>
          </table:table-cell>
          <table:table-cell table:style-name="Table3.A1" office:value-type="string">
            <text:list xml:id="list91918118644724" text:continue-numbering="true" text:style-name="WWNum4">
              <text:list-header>
                <text:p text:style-name="P26">Travailler sur la mise en place du système de couleurs</text:p>
              </text:list-header>
            </text:list>
          </table:table-cell>
          <table:table-cell table:style-name="Table3.A1" office:value-type="string">
            <text:p text:style-name="P5"><text:span text:style-name="T3">30</text:span>/01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9"><text:span text:style-name="T3">03</text:span>/0<text:span text:style-name="T3">2</text:span></text:p>
          </table:table-cell>
          <table:table-cell table:style-name="Table3.A1" office:value-type="string">
            <text:p text:style-name="P21">Ok, mais c’est + à titre d ‘exemple, il faudra ensuite adapter avec le tableau.</text:p>
          </table:table-cell>
        </table:table-row>
        <table:table-row table:style-name="Table3.1">
          <table:table-cell table:style-name="Table3.A1" office:value-type="string">
            <text:p text:style-name="P15">Pierre</text:p>
            <text:p text:style-name="P15">Johan</text:p>
          </table:table-cell>
          <table:table-cell table:style-name="Table3.A1" office:value-type="string">
            <text:list xml:id="list91917267645945" text:continue-numbering="true" text:style-name="WWNum4">
              <text:list-header>
                <text:p text:style-name="P26">Implémenter un tableau à l’aide de QTableView</text:p>
              </text:list-header>
            </text:list>
          </table:table-cell>
          <table:table-cell table:style-name="Table3.A1" office:value-type="string">
            <text:p text:style-name="P8"><text:span text:style-name="T3">30</text:span>/01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6">Pas terminé</text:p>
          </table:table-cell>
          <table:table-cell table:style-name="Table3.A1" office:value-type="string">
            <text:p text:style-name="P16">Des recherches ont été faites, mais pas encore validées, ni implémenté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87cm" fo:margin-left="0cm" fo:margin-top="0cm" fo:margin-bottom="0cm" table:align="left" style:writing-mode="lr-tb"/>
    </style:style>
    <style:style style:name="Table2.A" style:family="table-column">
      <style:table-column-properties style:column-width="7.867cm"/>
    </style:style>
    <style:style style:name="Table2.B" style:family="table-column">
      <style:table-column-properties style:column-width="8.00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top="0cm" fo:margin-bottom="0cm" loext:contextual-spacing="false" fo:line-height="100%">
        <style:tab-stops/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 fo:text-align="end" style:justify-single-word="false">
        <style:tab-stops/>
      </style:paragraph-properties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officeooo:rsid="001257a2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P</text:span>. <text:span text:style-name="MT1">Mattioli</text:span> &amp; <text:span text:style-name="MT1">J</text:span>. <text:span text:style-name="MT1">MABILY</text:span></text:p>
            </table:table-cell>
            <table:table-cell table:style-name="Table2.A1" office:value-type="string">
              <text:p text:style-name="MP2">Projets IHM – 2018-2019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ël NOVELLI</meta:initial-creator>
    <meta:editing-cycles>118</meta:editing-cycles>
    <meta:print-date>2018-12-31T16:58:00</meta:print-date>
    <meta:creation-date>2018-12-28T06:51:00</meta:creation-date>
    <dc:date>2019-02-06T09:19:15.676362916</dc:date>
    <meta:editing-duration>PT9H28M25S</meta:editing-duration>
    <meta:generator>LibreOffice/6.0.7.3$Linux_X86_64 LibreOffice_project/00m0$Build-3</meta:generator>
    <meta:document-statistic meta:table-count="3" meta:image-count="0" meta:object-count="0" meta:page-count="1" meta:paragraph-count="43" meta:word-count="149" meta:character-count="840" meta:non-whitespace-character-count="7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